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Outside</text:p>
      <text:p text:style-name="Text_20_body">Date: Thurday, 3/5 -12</text:p>
      <text:p text:style-name="Text_20_body">Time: 11.00-13.00</text:p>
      <text:p text:style-name="Text_20_body">Facilitator: <text:span text:style-name="T1">Isabelle Frölich</text:span></text:p>
      <text:p text:style-name="Text_20_body">Participants: Madeleine Appert, Cecilia Edwall, Isabelle Frölich, Johan Gustavsson</text:p>
      <text:list xml:id="list30536807" text:style-name="L1">
        <text:list-item>
          <text:p text:style-name="P1">Objectives (5 min)</text:p>
          <text:p text:style-name="P1">Assign tasks to the group members and solve the problems with the cards and missions.</text:p>
        </text:list-item>
        <text:list-item>
          <text:p text:style-name="P1">Reports (15 min)</text:p>
          <text:p text:style-name="P1">We have almost finished the GUI. The card array has been changed to a card list. Team and Piece has been finished.</text:p>
        </text:list-item>
        <text:list-item>
          <text:p text:style-name="P1">Discussion items (35 min)</text:p>
          <text:list>
            <text:list-item>
              <text:p text:style-name="P1">Assign new tasks.</text:p>
            </text:list-item>
            <text:list-item>
              <text:p text:style-name="P1">Discuss the mission-class.</text:p>
            </text:list-item>
          </text:list>
        </text:list-item>
        <text:list-item>
          <text:p text:style-name="P1">Outcomes and assignments (5 min)</text:p>
          <text:list>
            <text:list-item>
              <text:p text:style-name="P1">Madeleine is going to finish the cards and her other classes.</text:p>
            </text:list-item>
            <text:list-item>
              <text:p text:style-name="P1">Cecilia is going to fix the start view, with the colorpicker, team choices and players.</text:p>
            </text:list-item>
            <text:list-item>
              <text:p text:style-name="P1">Johan is going to finish the GUI completely and fix the connections between the board and the GUI.</text:p>
            </text:list-item>
            <text:list-item>
              <text:p text:style-name="P1">Isabelle is going to finish the board and help with the GUI.</text:p>
            </text:list-item>
          </text:list>
        </text:list-item>
        <text:list-item>
          <text:p text:style-name="P1">Wrap up</text:p>
          <text:p text:style-name="P1">1. Next meeting will take place tomorrow at 9 o clock.</text:p>
        </text:list-item>
      </text:list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35:41</meta:creation-date>
    <dc:date>2012-05-03T10:54:53.04</dc:date>
    <meta:editing-cycles>13</meta:editing-cycles>
    <meta:editing-duration>PT7H12M13S</meta:editing-duration>
    <dc:creator>Isabelle Frölich</dc:creator>
    <meta:document-statistic meta:table-count="0" meta:image-count="0" meta:object-count="0" meta:page-count="1" meta:paragraph-count="21" meta:word-count="160" meta:character-count="904"/>
    <meta:user-defined meta:name="Info 1"/>
    <meta:user-defined meta:name="Info 2"/>
    <meta:user-defined meta:name="Info 3"/>
    <meta:user-defined meta:name="Info 4"/>
  </office:meta>
</office:document-meta>
</file>